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Manager.isFirst( Position 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LayoutManager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hasNextChild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getNextKnuthElements( LayoutContext contex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ayoutManager.getChildL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ayoutManager.notifyEndOfLay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ayoutManager.getChildL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ayoutManager.addMarkersToPage( boolean isStarting , boolean isFirst , boolean is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ayoutManager.add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ayoutManager.setFinished( boolean f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getPS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isLast( Position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ayoutManager.AbstractLayoutManager(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ayoutManager.setParent(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notifyPos( Position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ayoutManager.createNextChildLMs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ayoutManager.get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addChildLM( LayoutManager l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ayoutManager.addChildLMs( List newL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ayoutManager.getParent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getCurrentP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AbstractLayou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ayoutManager.transferForeignAttributes( Area target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ayoutManager.addAreas( PositionIterator posIter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ayoutManager.checkEndOfLayout( Position po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LayoutManag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Manager.createChildLMs( int siz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